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7d9" officeooo:paragraph-rsid="001057d9"/>
    </style:style>
    <style:style style:name="P2" style:family="paragraph" style:parent-style-name="Standard">
      <style:text-properties fo:font-weight="bold" officeooo:rsid="001057d9" officeooo:paragraph-rsid="001057d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in@tensor:/bak/jin/classes/fall2017/INF551/hw1$ ./Myungjin_Lee_sstf.py test1.txt </text:p>
      <text:p text:style-name="P1">head 50</text:p>
      <text:p text:style-name="P1">queue [120, 30, 60, 135, 80, 20, 95, 160, 70, 5]</text:p>
      <text:p text:style-name="P1">sched [60, 70, 80, 95, 120, 135, 160, 30, 20, 5]</text:p>
      <text:p text:style-name="P1">265</text:p>
      <text:p text:style-name="P1">5 265</text:p>
      <text:p text:style-name="P2">jin@tensor:/bak/jin/classes/fall2017/INF551/hw1$ ./Myungjin_Lee_sstf.py test2.txt </text:p>
      <text:p text:style-name="P1">head 50</text:p>
      <text:p text:style-name="P1">queue [120, 30, 60, 135, 80, 20, 95, 160, 70, 5, 10]</text:p>
      <text:p text:style-name="P1">sched [60, 70, 80, 95, 120, 135, 160, 30, 20, 10, 5]</text:p>
      <text:p text:style-name="P1">265</text:p>
      <text:p text:style-name="P1">5 265</text:p>
      <text:p text:style-name="P2">jin@tensor:/bak/jin/classes/fall2017/INF551/hw1$ ./Myungjin_Lee_sstf.py test3.txt </text:p>
      <text:p text:style-name="P1">head 2</text:p>
      <text:p text:style-name="P1">queue [120, 30, 60, 135, 80, 20, 95, 160, 70, 5, 10]</text:p>
      <text:p text:style-name="P1">sched [5, 10, 20, 30, 60, 70, 80, 95, 120, 135, 160]</text:p>
      <text:p text:style-name="P1">158</text:p>
      <text:p text:style-name="P1">160 158</text:p>
      <text:p text:style-name="P2">jin@tensor:/bak/jin/classes/fall2017/INF551/hw1$ ./Myungjin_Lee_sstf.py test4.txt </text:p>
      <text:p text:style-name="P1">head 180</text:p>
      <text:p text:style-name="P1">queue [120, 30, 60, 135, 80, 20, 95, 160, 70, 5, 10]</text:p>
      <text:p text:style-name="P1">sched [160, 135, 120, 95, 80, 70, 60, 30, 20, 10, 5]</text:p>
      <text:p text:style-name="P1">175</text:p>
      <text:p text:style-name="P1">5 175</text:p>
      <text:p text:style-name="P2">jin@tensor:/bak/jin/classes/fall2017/INF551/hw1$ ./Myungjin_Lee_sstf.py test5.txt </text:p>
      <text:p text:style-name="P1">head 50</text:p>
      <text:p text:style-name="P1">queue [120, 40, 60, 135, 80, 20, 95, 160, 70, 5, 31, 10, 170, 65]</text:p>
      <text:p text:style-name="P1">sched [40, 31, 20, 10, 5, 60, 65, 70, 80, 95, 120, 135, 160, 170]</text:p>
      <text:p text:style-name="P1">210</text:p>
      <text:p text:style-name="P1">170 210</text:p>
      <text:p text:style-name="P2">jin@tensor:/bak/jin/classes/fall2017/INF551/hw1$ ./Myungjin_Lee_sstf.py test6.txt </text:p>
      <text:p text:style-name="P1">head 50</text:p>
      <text:p text:style-name="P1">queue [120, 30, 60, 135, 80, 20, 95, 160, 70, 5, 40, 10, 170, 61, 35, 24, 125, 130, 15, 75, 110, 140]</text:p>
      <text:p text:style-name="P1">sched [40, 35, 30, 24, 20, 15, 10, 5, 60, 61, 70, 75, 80, 95, 110, 120, 125, 130, 135, 140, 160, 170]</text:p>
      <text:p text:style-name="P1">210</text:p>
      <text:p text:style-name="P1">170 210</text:p>
      <text:p text:style-name="P2">jin@tensor:/bak/jin/classes/fall2017/INF551/hw1$ ./Myungjin_Lee_sstf.py test7.txt </text:p>
      <text:p text:style-name="P1">head 50</text:p>
      <text:p text:style-name="P1">queue [120, 30, 60, 135, 80, 20, 95, 160, 70, 5, 40, 10, 170, 61, 35, 24, 125, 130, 15, 75, 180, 140]</text:p>
      <text:p text:style-name="P1">sched [40, 35, 30, 24, 20, 15, 10, 5, 60, 61, 70, 75, 80, 95, 120, 125, 130, 135, 140, 160, 170, 180]</text:p>
      <text:p text:style-name="P1">220</text:p>
      <text:p text:style-name="P1">180 220</text:p>
      <text:p text:style-name="P2">jin@tensor:/bak/jin/classes/fall2017/INF551/hw1$ ./Myungjin_Lee_sstf.py test8.txt </text:p>
      <text:p text:style-name="P1">head 5</text:p>
      <text:p text:style-name="P1">queue [120, 30, 60, 135, 80, 20, 95, 160, 70, 5]</text:p>
      <text:p text:style-name="P1">sched [5, 20, 30, 60, 70, 80, 95, 120, 135, 160]</text:p>
      <text:p text:style-name="P1">155</text:p>
      <text:p text:style-name="P1">160 155</text:p>
      <text:p text:style-name="P2">jin@tensor:/bak/jin/classes/fall2017/INF551/hw1$ ./Myungjin_Lee_sstf.py test9.txt </text:p>
      <text:p text:style-name="P1"><text:soft-page-break/>head 50</text:p>
      <text:p text:style-name="P1">queue [120, 30, 60, 60, 135, 80, 20, 95, 160, 70, 5]</text:p>
      <text:p text:style-name="P1">sched [60, 60, 70, 80, 95, 120, 135, 160, 30, 20, 5]</text:p>
      <text:p text:style-name="P1">265</text:p>
      <text:p text:style-name="P1">5 265</text:p>
      <text:p text:style-name="P2">jin@tensor:/bak/jin/classes/fall2017/INF551/hw1$ ./Myungjin_Lee_sstf.py test10.txt </text:p>
      <text:p text:style-name="P1">head 8</text:p>
      <text:p text:style-name="P1">queue [8, 15, 19, 40, 2, 20, 199, 8, 57, 20, 20, 60, 35, 108, 49]</text:p>
      <text:p text:style-name="P1">sched [8, 8, 2, 15, 19, 20, 20, 20, 35, 40, 49, 57, 60, 108, 199]</text:p>
      <text:p text:style-name="P1">203</text:p>
      <text:p text:style-name="P1">199 203</text:p>
      <text:p text:style-name="P2">jin@tensor:/bak/jin/classes/fall2017/INF551/hw1$ ./Myungjin_Lee_sstf.py test11.txt </text:p>
      <text:p text:style-name="P1">head 199</text:p>
      <text:p text:style-name="P1">queue [180, 2, 50, 74, 69, 29, 101, 199, 120, 1, 67, 57, 57, 3, 35, 85, 166, 189, 91, 199]</text:p>
      <text:p text:style-name="P1">sched [199, 199, 189, 180, 166, 120, 101, 91, 85, 74, 69, 67, 57, 57, 50, 35, 29, 3, 2, 1]</text:p>
      <text:p text:style-name="P1">198</text:p>
      <text:p text:style-name="P1">1 198</text:p>
      <text:p text:style-name="P2">jin@tensor:/bak/jin/classes/fall2017/INF551/hw1$ ./Myungjin_Lee_sstf.py test12.txt </text:p>
      <text:p text:style-name="P1">head 4</text:p>
      <text:p text:style-name="P1">queue [39, 29, 100, 199, 2, 4, 2, 4, 36, 128, 198, 1, 24, 65, 37, 29, 65, 78, 35, 18, 12, 82, 9, 38, 0, 2, 24, 38, 29, 176, 166, 94, 56, 92]</text:p>
      <text:p text:style-name="P1">sched [4, 4, 2, 2, 2, 1, 0, 9, 12, 18, 24, 24, 29, 29, 29, 35, 36, 37, 38, 38, 39, 56, 65, 65, 78, 82, 92, 94, 100, 128, 166, 176, 198, 199]</text:p>
      <text:p text:style-name="P1">203</text:p>
      <text:p text:style-name="P1">199 203</text:p>
      <text:p text:style-name="P1"/>
      <text:p text:style-name="P2">jin@tensor:/bak/jin/classes/fall2017/INF551/hw1$ ./Myungjin_Lee_sstf.py test13.txt </text:p>
      <text:p text:style-name="P1">head 4</text:p>
      <text:p text:style-name="P1">queue [39, 29, 100, 199, 2, 4, 2, 4, 36, 128, 4, 4, 2, 2, 2, 2]</text:p>
      <text:p text:style-name="P1">sched [4, 4, 4, 4, 2, 2, 2, 2, 2, 2, 29, 36, 39, 100, 128, 199]</text:p>
      <text:p text:style-name="P1">199</text:p>
      <text:p text:style-name="P1">199 199</text:p>
      <text:p text:style-name="P2">jin@tensor:/bak/jin/classes/fall2017/INF551/hw1$ ./Myungjin_Lee_sstf.py test14.txt </text:p>
      <text:p text:style-name="P1">head 8</text:p>
      <text:p text:style-name="P1">queue [8, 15, 19, 40, 2, 20, 197, 8, 57, 20, 20, 60, 35, 108, 49]</text:p>
      <text:p text:style-name="P1">sched [8, 8, 2, 15, 19, 20, 20, 20, 35, 40, 49, 57, 60, 108, 197]</text:p>
      <text:p text:style-name="P1">201</text:p>
      <text:p text:style-name="P1">197 201</text:p>
      <text:p text:style-name="P2">jin@tensor:/bak/jin/classes/fall2017/INF551/hw1$ ./Myungjin_Lee_sstf.py test15.txt </text:p>
      <text:p text:style-name="P1">head 50</text:p>
      <text:p text:style-name="P1">queue [40, 70, 80, 90, 100, 120, 121, 128, 129, 140, 132, 66, 69, 92, 169, 189]</text:p>
      <text:p text:style-name="P1">sched [40, 66, 69, 70, 80, 90, 92, 100, 120, 121, 128, 129, 132, 140, 169, 189]</text:p>
      <text:p text:style-name="P1">159</text:p>
      <text:p text:style-name="P1">189 159</text:p>
      <text:p text:style-name="P2">jin@tensor:/bak/jin/classes/fall2017/INF551/hw1$ ./Myungjin_Lee_sstf.py test16.txt </text:p>
      <text:p text:style-name="P1">head 50</text:p>
      <text:p text:style-name="P1">queue [120, 30, 60, 60, 135, 135, 135, 80, 20, 95, 160, 70, 5]</text:p>
      <text:p text:style-name="P1">sched [60, 60, 70, 80, 95, 120, 135, 135, 135, 160, 30, 20, 5]</text:p>
      <text:p text:style-name="P1">265</text:p>
      <text:p text:style-name="P1"><text:soft-page-break/>5 265</text:p>
      <text:p text:style-name="P2">jin@tensor:/bak/jin/classes/fall2017/INF551/hw1$ ./Myungjin_Lee_scan.py test1.txt </text:p>
      <text:p text:style-name="P1">head 50</text:p>
      <text:p text:style-name="P1">queue [120, 30, 60, 135, 80, 20, 95, 160, 70, 5]</text:p>
      <text:p text:style-name="P1">sched [60, 70, 80, 95, 120, 135, 160, 30, 20, 5]</text:p>
      <text:p text:style-name="P1">343</text:p>
      <text:p text:style-name="P1">5 343</text:p>
      <text:p text:style-name="P2">jin@tensor:/bak/jin/classes/fall2017/INF551/hw1$ ./Myungjin_Lee_scan.py test2.txt </text:p>
      <text:p text:style-name="P1">head 50</text:p>
      <text:p text:style-name="P1">queue [120, 30, 60, 135, 80, 20, 95, 160, 70, 5, 10]</text:p>
      <text:p text:style-name="P1">sched [60, 70, 80, 95, 120, 135, 160, 30, 20, 10, 5]</text:p>
      <text:p text:style-name="P1">343</text:p>
      <text:p text:style-name="P1">5 343</text:p>
      <text:p text:style-name="P2">jin@tensor:/bak/jin/classes/fall2017/INF551/hw1$ ./Myungjin_Lee_scan.py test3.txt </text:p>
      <text:p text:style-name="P1">head 2</text:p>
      <text:p text:style-name="P1">queue [120, 30, 60, 135, 80, 20, 95, 160, 70, 5, 10]</text:p>
      <text:p text:style-name="P1">sched [5, 10, 20, 30, 60, 70, 80, 95, 120, 135, 160]</text:p>
      <text:p text:style-name="P1">158</text:p>
      <text:p text:style-name="P1">160 158</text:p>
      <text:p text:style-name="P2">jin@tensor:/bak/jin/classes/fall2017/INF551/hw1$ ./Myungjin_Lee_scan.py test4.txt </text:p>
      <text:p text:style-name="P1">head 180</text:p>
      <text:p text:style-name="P1">queue [120, 30, 60, 135, 80, 20, 95, 160, 70, 5, 10]</text:p>
      <text:p text:style-name="P1">sched [160, 135, 120, 95, 80, 70, 60, 30, 20, 10, 5]</text:p>
      <text:p text:style-name="P1">175</text:p>
      <text:p text:style-name="P1">5 175</text:p>
      <text:p text:style-name="P2">jin@tensor:/bak/jin/classes/fall2017/INF551/hw1$ ./Myungjin_Lee_scan.py test5.txt </text:p>
      <text:p text:style-name="P1">head 50</text:p>
      <text:p text:style-name="P1">queue [120, 40, 60, 135, 80, 20, 95, 160, 70, 5, 31, 10, 170, 65]</text:p>
      <text:p text:style-name="P1">sched [40, 31, 20, 10, 5, 60, 65, 70, 80, 95, 120, 135, 160, 170]</text:p>
      <text:p text:style-name="P1">220</text:p>
      <text:p text:style-name="P1">170 220</text:p>
      <text:p text:style-name="P2">jin@tensor:/bak/jin/classes/fall2017/INF551/hw1$ ./Myungjin_Lee_scan.py test6.txt </text:p>
      <text:p text:style-name="P1">head 50</text:p>
      <text:p text:style-name="P1">queue [120, 30, 60, 135, 80, 20, 95, 160, 70, 5, 40, 10, 170, 61, 35, 24, 125, 130, 15, 75, 110, 140]</text:p>
      <text:p text:style-name="P1">sched [40, 35, 30, 24, 20, 15, 10, 5, 60, 61, 70, 75, 80, 95, 110, 120, 125, 130, 135, 140, 160, 170]</text:p>
      <text:p text:style-name="P1">220</text:p>
      <text:p text:style-name="P1">170 220</text:p>
      <text:p text:style-name="P2">jin@tensor:/bak/jin/classes/fall2017/INF551/hw1$ ./Myungjin_Lee_scan.py test7.txt </text:p>
      <text:p text:style-name="P1">head 50</text:p>
      <text:p text:style-name="P1">queue [120, 30, 60, 135, 80, 20, 95, 160, 70, 5, 40, 10, 170, 61, 35, 24, 125, 130, 15, 75, 180, 140]</text:p>
      <text:p text:style-name="P1">sched [40, 35, 30, 24, 20, 15, 10, 5, 60, 61, 70, 75, 80, 95, 120, 125, 130, 135, 140, 160, 170, 180]</text:p>
      <text:p text:style-name="P1">230</text:p>
      <text:p text:style-name="P1">180 230</text:p>
      <text:p text:style-name="P2">jin@tensor:/bak/jin/classes/fall2017/INF551/hw1$ ./Myungjin_Lee_scan.py test8.txt </text:p>
      <text:p text:style-name="P1">head 5</text:p>
      <text:p text:style-name="P1">queue [120, 30, 60, 135, 80, 20, 95, 160, 70, 5]</text:p>
      <text:p text:style-name="P1">sched [5, 20, 30, 60, 70, 80, 95, 120, 135, 160]</text:p>
      <text:p text:style-name="P1">155</text:p>
      <text:p text:style-name="P1">160 155</text:p>
      <text:p text:style-name="P2"><text:soft-page-break/>jin@tensor:/bak/jin/classes/fall2017/INF551/hw1$ ./Myungjin_Lee_scan.py test9.txt </text:p>
      <text:p text:style-name="P1">head 50</text:p>
      <text:p text:style-name="P1">queue [120, 30, 60, 60, 135, 80, 20, 95, 160, 70, 5]</text:p>
      <text:p text:style-name="P1">sched [60, 60, 70, 80, 95, 120, 135, 160, 30, 20, 5]</text:p>
      <text:p text:style-name="P1">343</text:p>
      <text:p text:style-name="P1">5 343</text:p>
      <text:p text:style-name="P2">jin@tensor:/bak/jin/classes/fall2017/INF551/hw1$ ./Myungjin_Lee_scan.py test10.txt </text:p>
      <text:p text:style-name="P1">head 8</text:p>
      <text:p text:style-name="P1">queue [8, 15, 19, 40, 2, 20, 199, 8, 57, 20, 20, 60, 35, 108, 49]</text:p>
      <text:p text:style-name="P1">sched [8, 8, 2, 15, 19, 20, 20, 20, 35, 40, 49, 57, 60, 108, 199]</text:p>
      <text:p text:style-name="P1">207</text:p>
      <text:p text:style-name="P1">199 207</text:p>
      <text:p text:style-name="P2">jin@tensor:/bak/jin/classes/fall2017/INF551/hw1$ ./Myungjin_Lee_scan.py test11.txt </text:p>
      <text:p text:style-name="P1">head 199</text:p>
      <text:p text:style-name="P1">queue [180, 2, 50, 74, 69, 29, 101, 199, 120, 1, 67, 57, 57, 3, 35, 85, 166, 189, 91, 199]</text:p>
      <text:p text:style-name="P1">sched [199, 199, 189, 180, 166, 120, 101, 91, 85, 74, 69, 67, 57, 57, 50, 35, 29, 3, 2, 1]</text:p>
      <text:p text:style-name="P1">198</text:p>
      <text:p text:style-name="P1">1 198</text:p>
      <text:p text:style-name="P2">jin@tensor:/bak/jin/classes/fall2017/INF551/hw1$ ./Myungjin_Lee_scan.py test12.txt </text:p>
      <text:p text:style-name="P1">head 4</text:p>
      <text:p text:style-name="P1">queue [39, 29, 100, 199, 2, 4, 2, 4, 36, 128, 198, 1, 24, 65, 37, 29, 65, 78, 35, 18, 12, 82, 9, 38, 0, 2, 24, 38, 29, 176, 166, 94, 56, 92]</text:p>
      <text:p text:style-name="P1">sched [4, 4, 2, 2, 2, 1, 0, 9, 12, 18, 24, 24, 29, 29, 29, 35, 36, 37, 38, 38, 39, 56, 65, 65, 78, 82, 92, 94, 100, 128, 166, 176, 198, 199]</text:p>
      <text:p text:style-name="P1">203</text:p>
      <text:p text:style-name="P1">199 203</text:p>
      <text:p text:style-name="P2">jin@tensor:/bak/jin/classes/fall2017/INF551/hw1$ ./Myungjin_Lee_scan.py test13.txt </text:p>
      <text:p text:style-name="P1">head 4</text:p>
      <text:p text:style-name="P1">queue [39, 29, 100, 199, 2, 4, 2, 4, 36, 128, 4, 4, 2, 2, 2, 2]</text:p>
      <text:p text:style-name="P1">sched [4, 4, 4, 4, 2, 2, 2, 2, 2, 2, 29, 36, 39, 100, 128, 199]</text:p>
      <text:p text:style-name="P1">203</text:p>
      <text:p text:style-name="P1">199 203</text:p>
      <text:p text:style-name="P2">jin@tensor:/bak/jin/classes/fall2017/INF551/hw1$ ./Myungjin_Lee_scan.py test14.txt </text:p>
      <text:p text:style-name="P1">head 8</text:p>
      <text:p text:style-name="P1">queue [8, 15, 19, 40, 2, 20, 197, 8, 57, 20, 20, 60, 35, 108, 49]</text:p>
      <text:p text:style-name="P1">sched [8, 8, 2, 15, 19, 20, 20, 20, 35, 40, 49, 57, 60, 108, 197]</text:p>
      <text:p text:style-name="P1">205</text:p>
      <text:p text:style-name="P1">197 205</text:p>
      <text:p text:style-name="P2">jin@tensor:/bak/jin/classes/fall2017/INF551/hw1$ ./Myungjin_Lee_scan.py test15.txt </text:p>
      <text:p text:style-name="P1">head 50</text:p>
      <text:p text:style-name="P1">queue [40, 70, 80, 90, 100, 120, 121, 128, 129, 140, 132, 66, 69, 92, 169, 189]</text:p>
      <text:p text:style-name="P1">sched [40, 66, 69, 70, 80, 90, 92, 100, 120, 121, 128, 129, 132, 140, 169, 189]</text:p>
      <text:p text:style-name="P1">239</text:p>
      <text:p text:style-name="P1">189 239</text:p>
      <text:p text:style-name="P2">jin@tensor:/bak/jin/classes/fall2017/INF551/hw1$ ./Myungjin_Lee_scan.py test16.txt </text:p>
      <text:p text:style-name="P1">head 50</text:p>
      <text:p text:style-name="P1">queue [120, 30, 60, 60, 135, 135, 135, 80, 20, 95, 160, 70, 5]</text:p>
      <text:p text:style-name="P1">sched [60, 60, 70, 80, 95, 120, 135, 135, 135, 160, 30, 20, 5]</text:p>
      <text:p text:style-name="P1">343</text:p>
      <text:p text:style-name="P1"><text:soft-page-break/>5 343</text:p>
      <text:p text:style-name="P1"/>
      <text:p text:style-name="P2">jin@tensor:/bak/jin/classes/fall2017/INF551/hw1$ ./Myungjin_Lee_f-scan.py test1.txt </text:p>
      <text:p text:style-name="P1">head 50</text:p>
      <text:p text:style-name="P1">queue [120, 30, 60, 135, 80, 20, 95, 160, 70, 5]</text:p>
      <text:p text:style-name="P1">sched [60, 70, 80, 95, 120, 135, 160, 30, 20, 5]</text:p>
      <text:p text:style-name="P1">343</text:p>
      <text:p text:style-name="P1">5 343</text:p>
      <text:p text:style-name="P2">jin@tensor:/bak/jin/classes/fall2017/INF551/hw1$ ./Myungjin_Lee_f-scan.py test2.txt </text:p>
      <text:p text:style-name="P1">head 50</text:p>
      <text:p text:style-name="P1">queue [120, 30, 60, 135, 80, 20, 95, 160, 70, 5, 10]</text:p>
      <text:p text:style-name="P1">sched [60, 70, 80, 95, 120, 135, 160, 30, 20, 5, 10]</text:p>
      <text:p text:style-name="P1">348</text:p>
      <text:p text:style-name="P1">10 348</text:p>
      <text:p text:style-name="P2">jin@tensor:/bak/jin/classes/fall2017/INF551/hw1$ ./Myungjin_Lee_f-scan.py test3.txt </text:p>
      <text:p text:style-name="P1">head 2</text:p>
      <text:p text:style-name="P1">queue [120, 30, 60, 135, 80, 20, 95, 160, 70, 5, 10]</text:p>
      <text:p text:style-name="P1">sched [5, 20, 30, 60, 70, 80, 95, 120, 135, 160, 10]</text:p>
      <text:p text:style-name="P1">308</text:p>
      <text:p text:style-name="P1">10 308</text:p>
      <text:p text:style-name="P2">jin@tensor:/bak/jin/classes/fall2017/INF551/hw1$ ./Myungjin_Lee_f-scan.py test4.txt </text:p>
      <text:p text:style-name="P1">head 180</text:p>
      <text:p text:style-name="P1">queue [120, 30, 60, 135, 80, 20, 95, 160, 70, 5, 10]</text:p>
      <text:p text:style-name="P1">sched [160, 135, 120, 95, 80, 70, 60, 30, 20, 5, 10]</text:p>
      <text:p text:style-name="P1">180</text:p>
      <text:p text:style-name="P1">10 180</text:p>
      <text:p text:style-name="P2">jin@tensor:/bak/jin/classes/fall2017/INF551/hw1$ ./Myungjin_Lee_f-scan.py test5.txt </text:p>
      <text:p text:style-name="P1">head 50</text:p>
      <text:p text:style-name="P1">queue [120, 40, 60, 135, 80, 20, 95, 160, 70, 5, 31, 10, 170, 65]</text:p>
      <text:p text:style-name="P1">sched [40, 20, 5, 60, 70, 80, 95, 120, 135, 160, 170, 65, 31, 10]</text:p>
      <text:p text:style-name="P1">438</text:p>
      <text:p text:style-name="P1">10 438</text:p>
      <text:p text:style-name="P2">jin@tensor:/bak/jin/classes/fall2017/INF551/hw1$ ./Myungjin_Lee_f-scan.py test6.txt </text:p>
      <text:p text:style-name="P1">head 50</text:p>
      <text:p text:style-name="P1">queue [120, 30, 60, 135, 80, 20, 95, 160, 70, 5, 40, 10, 170, 61, 35, 24, 125, 130, 15, 75, 110, 140]</text:p>
      <text:p text:style-name="P1">sched [60, 70, 80, 95, 120, 135, 160, 30, 20, 5, 10, 15, 24, 35, 40, 61, 75, 125, 130, 170, 140, 110]</text:p>
      <text:p text:style-name="P1">568</text:p>
      <text:p text:style-name="P1">110 568</text:p>
      <text:p text:style-name="P2">jin@tensor:/bak/jin/classes/fall2017/INF551/hw1$ ./Myungjin_Lee_f-scan.py test7.txt </text:p>
      <text:p text:style-name="P1">head 50</text:p>
      <text:p text:style-name="P1">queue [120, 30, 60, 135, 80, 20, 95, 160, 70, 5, 40, 10, 170, 61, 35, 24, 125, 130, 15, 75, 180, 140]</text:p>
      <text:p text:style-name="P1">sched [60, 70, 80, 95, 120, 135, 160, 30, 20, 5, 10, 15, 24, 35, 40, 61, 75, 125, 130, 170, 180, 140]</text:p>
      <text:p text:style-name="P1">596</text:p>
      <text:p text:style-name="P1">140 596</text:p>
      <text:p text:style-name="P2">jin@tensor:/bak/jin/classes/fall2017/INF551/hw1$ ./Myungjin_Lee_f-scan.py test8.txt </text:p>
      <text:p text:style-name="P1">head 5</text:p>
      <text:p text:style-name="P1">queue [120, 30, 60, 135, 80, 20, 95, 160, 70, 5]</text:p>
      <text:p text:style-name="P1">sched [5, 20, 30, 60, 70, 80, 95, 120, 135, 160]</text:p>
      <text:p text:style-name="P1">155</text:p>
      <text:p text:style-name="P1"><text:soft-page-break/>160 155</text:p>
      <text:p text:style-name="P2">jin@tensor:/bak/jin/classes/fall2017/INF551/hw1$ ./Myungjin_Lee_f-scan.py test9.txt </text:p>
      <text:p text:style-name="P1">head 50</text:p>
      <text:p text:style-name="P1">queue [120, 30, 60, 60, 135, 80, 20, 95, 160, 70, 5]</text:p>
      <text:p text:style-name="P1">sched [60, 60, 70, 80, 95, 120, 135, 160, 30, 20, 5]</text:p>
      <text:p text:style-name="P1">343</text:p>
      <text:p text:style-name="P1">5 343</text:p>
      <text:p text:style-name="P2">jin@tensor:/bak/jin/classes/fall2017/INF551/hw1$ ./Myungjin_Lee_f-scan.py test10.txt </text:p>
      <text:p text:style-name="P1">head 8</text:p>
      <text:p text:style-name="P1">queue [8, 15, 19, 40, 2, 20, 199, 8, 57, 20, 20, 60, 35, 108, 49]</text:p>
      <text:p text:style-name="P1">sched [8, 8, 2, 15, 19, 20, 20, 40, 57, 199, 108, 60, 49, 35, 20]</text:p>
      <text:p text:style-name="P1">386</text:p>
      <text:p text:style-name="P1">20 386</text:p>
      <text:p text:style-name="P2">jin@tensor:/bak/jin/classes/fall2017/INF551/hw1$ ./Myungjin_Lee_f-scan.py test11.txt </text:p>
      <text:p text:style-name="P1">head 199</text:p>
      <text:p text:style-name="P1">queue [180, 2, 50, 74, 69, 29, 101, 199, 120, 1, 67, 57, 57, 3, 35, 85, 166, 189, 91, 199]</text:p>
      <text:p text:style-name="P1">sched [199, 180, 120, 101, 74, 69, 50, 29, 2, 1, 3, 35, 57, 57, 67, 85, 91, 166, 189, 199]</text:p>
      <text:p text:style-name="P1">396</text:p>
      <text:p text:style-name="P1">199 396</text:p>
      <text:p text:style-name="P2">jin@tensor:/bak/jin/classes/fall2017/INF551/hw1$ ./Myungjin_Lee_f-scan.py test12.txt </text:p>
      <text:p text:style-name="P1">head 4</text:p>
      <text:p text:style-name="P1">queue [39, 29, 100, 199, 2, 4, 2, 4, 36, 128, 198, 1, 24, 65, 37, 29, 65, 78, 35, 18, 12, 82, 9, 38, 0, 2, 24, 38, 29, 176, 166, 94, 56, 92]</text:p>
      <text:p text:style-name="P1">sched [4, 4, 2, 2, 29, 36, 39, 100, 128, 199, 198, 78, 65, 65, 37, 35, 29, 24, 18, 1, 0, 2, 9, 12, 24, 29, 38, 38, 82, 176, 166, 94, 92, 56]</text:p>
      <text:p text:style-name="P1">698</text:p>
      <text:p text:style-name="P1">56 698</text:p>
      <text:p text:style-name="P2">jin@tensor:/bak/jin/classes/fall2017/INF551/hw1$ ./Myungjin_Lee_f-scan.py test13.txt </text:p>
      <text:p text:style-name="P1">head 4</text:p>
      <text:p text:style-name="P1">queue [39, 29, 100, 199, 2, 4, 2, 4, 36, 128, 4, 4, 2, 2, 2, 2]</text:p>
      <text:p text:style-name="P1">sched [4, 4, 2, 2, 29, 36, 39, 100, 128, 199, 4, 4, 2, 2, 2, 2]</text:p>
      <text:p text:style-name="P1">400</text:p>
      <text:p text:style-name="P1">2 400</text:p>
      <text:p text:style-name="P2">jin@tensor:/bak/jin/classes/fall2017/INF551/hw1$ ./Myungjin_Lee_f-scan.py test14.txt </text:p>
      <text:p text:style-name="P1">head 8</text:p>
      <text:p text:style-name="P1">queue [8, 15, 19, 40, 2, 20, 197, 8, 57, 20, 20, 60, 35, 108, 49]</text:p>
      <text:p text:style-name="P1">sched [8, 8, 2, 15, 19, 20, 20, 40, 57, 197, 108, 60, 49, 35, 20]</text:p>
      <text:p text:style-name="P1">382</text:p>
      <text:p text:style-name="P1">20 382</text:p>
      <text:p text:style-name="P2">jin@tensor:/bak/jin/classes/fall2017/INF551/hw1$ ./Myungjin_Lee_f-scan.py test15.txt </text:p>
      <text:p text:style-name="P1">head 50</text:p>
      <text:p text:style-name="P1">queue [40, 70, 80, 90, 100, 120, 121, 128, 129, 140, 132, 66, 69, 92, 169, 189]</text:p>
      <text:p text:style-name="P1">sched [40, 70, 80, 90, 100, 120, 121, 128, 129, 140, 132, 169, 189, 92, 69, 66]</text:p>
      <text:p text:style-name="P1">662</text:p>
      <text:p text:style-name="P1">66 662</text:p>
      <text:p text:style-name="P2">jin@tensor:/bak/jin/classes/fall2017/INF551/hw1$ ./Myungjin_Lee_f-scan.py test16.txt </text:p>
      <text:p text:style-name="P1">head 50</text:p>
      <text:p text:style-name="P1">queue [120, 30, 60, 60, 135, 135, 135, 80, 20, 95, 160, 70, 5]</text:p>
      <text:p text:style-name="P1">sched [60, 60, 80, 95, 120, 135, 135, 135, 30, 20, 5, 70, 160]</text:p>
      <text:p text:style-name="P1"><text:soft-page-break/>508</text:p>
      <text:p text:style-name="P1">160 5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1:14:32.379933725</meta:creation-date>
    <dc:date>2017-09-20T21:18:28.252452464</dc:date>
    <meta:editing-duration>PT3M56S</meta:editing-duration>
    <meta:editing-cycles>1</meta:editing-cycles>
    <meta:document-statistic meta:table-count="0" meta:image-count="0" meta:object-count="0" meta:page-count="7" meta:paragraph-count="288" meta:word-count="1986" meta:character-count="11565" meta:non-whitespace-character-count="9819"/>
    <meta:generator>LibreOffice/4.3.3.2$Linux_X86_64 LibreOffice_project/430m0$Build-2</meta:generator>
  </office:meta>
</office:document-meta>
</file>